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a3c9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fabf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fe66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3fabf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1017aee8"/>
    </style:style>
    <style:style style:name="P59" style:family="paragraph" style:parent-style-name="Standard">
      <style:text-properties officeooo:paragraph-rsid="102506d2"/>
    </style:style>
    <style:style style:name="P60" style:family="paragraph" style:parent-style-name="Standard">
      <style:text-properties officeooo:paragraph-rsid="1025e89a"/>
    </style:style>
    <style:style style:name="P61" style:family="paragraph" style:parent-style-name="Footnote">
      <style:text-properties officeooo:paragraph-rsid="100fd683"/>
    </style:style>
    <style:style style:name="P62" style:family="paragraph" style:parent-style-name="Standard">
      <style:text-properties officeooo:paragraph-rsid="10296633"/>
    </style:style>
    <style:style style:name="P63" style:family="paragraph" style:parent-style-name="Standard">
      <style:text-properties officeooo:paragraph-rsid="103fe663"/>
    </style:style>
    <style:style style:name="P64" style:family="paragraph" style:parent-style-name="Standard">
      <style:text-properties officeooo:paragraph-rsid="1042c12e"/>
    </style:style>
    <style:style style:name="P65" style:family="paragraph" style:parent-style-name="Standard">
      <style:text-properties officeooo:paragraph-rsid="1044a3c9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Footnote">
      <style:text-properties officeooo:paragraph-rsid="1056c877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7" style:family="text">
      <style:text-properties style:font-name="Liberation Sans" fo:font-size="12pt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0pt" officeooo:rsid="04473353" style:font-size-asian="10pt" style:font-size-complex="10pt"/>
    </style:style>
    <style:style style:name="T10" style:family="text">
      <style:text-properties style:font-name="Ubuntu1" fo:font-size="11pt" style:font-size-asian="11pt" style:font-size-complex="11pt"/>
    </style:style>
    <style:style style:name="T11" style:family="text">
      <style:text-properties style:font-name="Ubuntu1" fo:font-size="10pt" officeooo:rsid="04473353" style:font-size-asian="10pt" style:font-size-complex="10pt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0" style:family="text">
      <style:text-properties fo:color="#000000" loext:opacity="100%" style:font-name="Liberation Sans" fo:font-size="12pt" style:font-size-asian="12pt" style:font-size-complex="12pt"/>
    </style:style>
    <style:style style:name="T13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3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75" style:family="text">
      <style:text-properties style:use-window-font-color="true" loext:opacity="0%" fo:language="nl" fo:country="NL" officeooo:rsid="0e031d57" style:font-size-asian="12pt" style:language-asian="nl" style:country-asian="NL" style:font-size-complex="12pt"/>
    </style:style>
    <style:style style:name="T176" style:family="text">
      <style:text-properties style:use-window-font-color="true" loext:opacity="0%" fo:language="nl" fo:country="NL" officeooo:rsid="0e050851" style:font-size-asian="12pt" style:language-asian="nl" style:country-asian="NL" style:font-size-complex="12pt" style:language-complex="nl" style:country-complex="NL"/>
    </style:style>
    <style:style style:name="T177" style:family="text">
      <style:text-properties style:use-window-font-color="true" loext:opacity="0%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8" style:family="text">
      <style:text-properties style:use-window-font-color="true" loext:opacity="0%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9" style:family="text">
      <style:text-properties officeooo:rsid="04473353"/>
    </style:style>
    <style:style style:name="T1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officeooo:rsid="0aace3cd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198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officeooo:rsid="0f95a7a0"/>
    </style:style>
    <style:style style:name="T214" style:family="text">
      <style:text-properties officeooo:rsid="0f8f58bd"/>
    </style:style>
    <style:style style:name="T215" style:family="text">
      <style:text-properties style:text-underline-style="none"/>
    </style:style>
    <style:style style:name="T216" style:family="text">
      <style:text-properties style:text-underline-style="none" officeooo:rsid="0fe30796"/>
    </style:style>
    <style:style style:name="T217" style:family="text">
      <style:text-properties style:text-underline-style="none" officeooo:rsid="103d773d"/>
    </style:style>
    <style:style style:name="T218" style:family="text">
      <style:text-properties style:text-underline-style="none" officeooo:rsid="0f0ca65a" style:font-style-asian="italic" style:font-size-complex="12pt" style:font-style-complex="italic"/>
    </style:style>
    <style:style style:name="T219" style:family="text">
      <style:text-properties style:text-underline-style="none" officeooo:rsid="104b2bb6"/>
    </style:style>
    <style:style style:name="T220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Strong_20_Emphasis"><text:span text:style-name="T104">C</text:span></text:span><text:span text:style-name="Strong_20_Emphasis"><text:span text:style-name="T103">hecklist voor </text:span></text:span><text:span text:style-name="Strong_20_Emphasis"><text:span text:style-name="T105">de installatie</text:span></text:span><text:span text:style-name="Strong_20_Emphasis"><text:span text:style-name="T103"> van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9"><text:user-field-get text:name="Version">24.04 LTS</text:user-field-get></text:span></text:span><text:span text:style-name="Strong_20_Emphasis"><text:span text:style-name="T107"><text:note text:id="ftn1" text:note-class="footnote"><text:note-citation>1</text:note-citation><text:note-body><text:p text:style-name="P58"><text:span text:style-name="T190">D</text:span><text:span text:style-name="T183">eze </text:span><text:span text:style-name="Strong_20_Emphasis"><text:span text:style-name="T194"><text:user-field-get text:name="Distro">Ubuntu</text:user-field-get></text:span></text:span><text:span text:style-name="T185"><text:s/></text:span><text:span text:style-name="T195"><text:user-field-get text:name="Version">24.04 LTS</text:user-field-get></text:span><text:span text:style-name="T195"><text:s/>Server</text:span><text:span text:style-name="T183"> (codenaam </text:span><text:span text:style-name="T191">noble</text:span><text:span text:style-name="T183">) van april</text:span><text:span text:style-name="T186"> </text:span><text:span text:style-name="Strong_20_Emphasis"><text:span text:style-name="T196"><text:user-field-get text:name="Releaseyear">2024</text:user-field-get></text:span></text:span><text:span text:style-name="T187"><text:s/></text:span><text:span text:style-name="T190">is een zogenaamde </text:span><text:span text:style-name="T183">LTS-</text:span><text:span text:style-name="T190">versie</text:span><text:span text:style-name="T183"> </text:span><text:span text:style-name="T190">(</text:span><text:span text:style-name="T183">staat voor Long-Term Support, </text:span><text:span text:style-name="T184">langetermijnondersteuning</text:span><text:span text:style-name="T190">)</text:span><text:span text:style-name="T184"> </text:span><text:span text:style-name="T192">en</text:span><text:span text:style-name="T187"> </text:span><text:span text:style-name="T183">wordt gedurende 5 jaar ondersteund tot april 202</text:span><text:span text:style-name="T191">9</text:span><text:span text:style-name="T183">, en met een </text:span><text:span text:style-name="T188">gratis persoonlijk </text:span><text:span text:style-name="T183">Ubuntu </text:span><text:span text:style-name="T189">P</text:span><text:span text:style-name="T183">ro-abonnement gedurende 1</text:span><text:span text:style-name="T193">0</text:span><text:span text:style-name="T183"> jaar tot april 203</text:span><text:span text:style-name="T191">4</text:span><text:span text:style-name="T183">.</text:span></text:p></text:note-body></text:note></text:span></text:span><text:span text:style-name="Strong_20_Emphasis"><text:span text:style-name="T108"><text:s/></text:span></text:span><text:span text:style-name="Strong_20_Emphasis"><text:span text:style-name="T110">Server</text:span></text:span><text:span text:style-name="Strong_20_Emphasis"><text:span text:style-name="T106">.</text:span></text:span></text:p>
      <text:p text:style-name="P9"/>
      <text:p text:style-name="P10"/>
      <text:p text:style-name="P66">Vul het tekstvak achter &lt;...&gt; in</text:p>
      <text:p text:style-name="P2"><text:span text:style-name="Definition"><text:span text:style-name="T13">&lt;GEBRUIKER&gt;</text:span></text:span><text:span text:style-name="T165"><text:tab/><text:tab/></text:span><text:span text:style-name="T174"> <text:tab/><text:tab/></text:span><text:span text:style-name="T166"><draw:control text:anchor-type="as-char" svg:y="-0.4cm" draw:z-index="10" draw:name="Gebruiker 1" draw:style-name="gr2" draw:text-style-name="P77" svg:width="6.002cm" svg:height="0.5cm" draw:control="control9"><svg:title>Gebruiker</svg:title><svg:desc>Volledige naam, bijv. Jan Stek</svg:desc></draw:control></text:span><text:span text:style-name="T166"><text:tab/></text:span><text:span text:style-name="T167">b</text:span><text:span text:style-name="T206">ijv.</text:span><text:span text:style-name="T168"> </text:span><text:span text:style-name="User_20_Entry"><text:span text:style-name="T175">J</text:span></text:span><text:span text:style-name="User_20_Entry"><text:span text:style-name="T176">a</text:span></text:span><text:span text:style-name="User_20_Entry"><text:span text:style-name="T175">n </text:span></text:span><text:span text:style-name="User_20_Entry"><text:span text:style-name="T176">Jansen</text:span></text:span></text:p>
      <text:p text:style-name="P64"><text:span text:style-name="Definition"><text:span text:style-name="T13">&lt;</text:span></text:span><text:span text:style-name="Definition"><text:span text:style-name="T171">g</text:span></text:span><text:span text:style-name="Definition"><text:span text:style-name="T215">ebruikersnaam&gt;<text:tab/></text:span></text:span><text:span text:style-name="T170"><draw:control text:anchor-type="as-char" svg:y="-0.4cm" draw:z-index="11" draw:name="Gberuikersnaam 2" draw:style-name="gr2" draw:text-style-name="P77" svg:width="6.002cm" svg:height="0.5cm" draw:control="control10"><svg:title>Gebruikersnaam</svg:title><svg:desc>Korte naam, bijv. jan</svg:desc></draw:control></text:span><text:span text:style-name="T170"><text:tab/></text:span><text:span text:style-name="T172">b</text:span><text:span text:style-name="T209">ijv.</text:span><text:span text:style-name="T4"> </text:span><text:span text:style-name="User_20_Entry"><text:span text:style-name="T101">j</text:span></text:span><text:span text:style-name="User_20_Entry"><text:span text:style-name="T102">a</text:span></text:span><text:span text:style-name="User_20_Entry"><text:span text:style-name="T101">n</text:span></text:span></text:p>
      <text:p text:style-name="P2"><text:span text:style-name="Definition"><text:span text:style-name="T13">&lt;</text:span></text:span><text:span text:style-name="Definition"><text:span text:style-name="T216">comput</text:span></text:span><text:span text:style-name="Definition"><text:span text:style-name="T217">ernaam&gt;</text:span></text:span><text:span text:style-name="T173"><text:tab/><text:tab/></text:span><text:span text:style-name="T215"><draw:control text:anchor-type="as-char" svg:y="-0.4cm" draw:z-index="12" draw:name="Computernaam 1" draw:style-name="gr2" draw:text-style-name="P77" svg:width="6.002cm" svg:height="0.5cm" draw:control="control11"><svg:title>Computernaam</svg:title><svg:desc>Unieke naam van de computer</svg:desc></draw:control></text:span><text:span text:style-name="T215"><text:tab/></text:span><text:span text:style-name="T219">b</text:span><text:span text:style-name="T208">ijv.</text:span><text:span text:style-name="T161"> </text:span><text:span text:style-name="User_20_Entry"><text:span text:style-name="T177">sv</text:span></text:span><text:span text:style-name="User_20_Entry"><text:span text:style-name="T178">02</text:span></text:span></text:p>
      <text:p text:style-name="P3"><text:span text:style-name="Definition"><text:span text:style-name="T13">&lt;</text:span></text:span><text:span text:style-name="Definition"><text:span text:style-name="T159">GEBRUIKER&gt;<text:tab/></text:span></text:span><text:span text:style-name="T162"><text:tab/></text:span><text:span text:style-name="T174"> <text:tab/><text:tab/></text:span><text:span text:style-name="T166"><draw:control text:anchor-type="as-char" svg:y="-0.4cm" draw:z-index="13" draw:name="Gebruiker 2" draw:style-name="gr2" draw:text-style-name="P77" svg:width="6.002cm" svg:height="0.5cm" draw:control="control12"><svg:title>Gebruiker</svg:title><svg:desc>Volledige naam, bijv. Jan Stek</svg:desc></draw:control></text:span><text:span text:style-name="T166"><text:tab/></text:span><text:span text:style-name="T167">e</text:span><text:span text:style-name="T207">vt.</text:span><text:span text:style-name="T169"> extra gebruikers</text:span></text:p>
      <text:p text:style-name="P65"><text:span text:style-name="Definition"><text:span text:style-name="T13">&lt;</text:span></text:span><text:span text:style-name="Definition"><text:span text:style-name="T159">GEBRUIKERSN</text:span></text:span><text:span text:style-name="Definition"><text:span text:style-name="T160">aa</text:span></text:span><text:span text:style-name="Definition"><text:span text:style-name="T159">M&gt;<text:tab/></text:span></text:span><text:span text:style-name="T170"><draw:control text:anchor-type="as-char" svg:y="-0.4cm" draw:z-index="14" draw:name="Gberuikersnaam 1" draw:style-name="gr2" draw:text-style-name="P77" svg:width="6.002cm" svg:height="0.5cm" draw:control="control13"><svg:title>Gebruikersnaam</svg:title><svg:desc>Korte naam, bijv. jan</svg:desc></draw:control></text:span><text:span text:style-name="T170"><text:tab/></text:span><text:span text:style-name="T172">e</text:span><text:span text:style-name="T210">vt.</text:span><text:span text:style-name="T163"> </text:span><text:span text:style-name="T164">extra gebruikers</text:span></text:p>
      <text:p text:style-name="P67"><text:span text:style-name="T220">v</text:span>ervang &lt;...&gt; in deze checklist door de waarde in het tekstvak.</text:p>
      <text:p text:style-name="P32"/>
      <text:p text:style-name="P32"/>
      <text:p text:style-name="P1"><text:span text:style-name="T124">Nog niet op Linux?</text:span><text:span text:style-name="T118"><text:tab/></text:span><text:span text:style-name="T121">G</text:span><text:span text:style-name="T119">ebruik </text:span><text:span text:style-name="Strong_20_Emphasis"><text:span text:style-name="T127">Checklist </text:span></text:span><text:span text:style-name="Strong_20_Emphasis"><text:span text:style-name="T128">overzetten</text:span></text:span><text:span text:style-name="T119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20"> onder </text:span><text:span text:style-name="T125">Linux</text:span><text:span text:style-name="T116">.</text:span></text:p>
      <text:p text:style-name="P1"><text:span text:style-name="T122">Nieuwe installatie?</text:span><text:span text:style-name="T116"><text:tab/></text:span><text:span text:style-name="T121">B</text:span><text:span text:style-name="T116">egin bij hoofdstuk </text:span><text:span text:style-name="T122"><text:bookmark-ref text:reference-format="page" text:ref-name="__RefNumPara__4009_1271708128">2</text:bookmark-ref></text:span><text:span text:style-name="T116"><text:s text:c="2"/></text:span><text:span text:style-name="T123"><text:bookmark-ref text:reference-format="text" text:ref-name="__RefNumPara__4009_1271708128">Installatie uitvoeren</text:bookmark-ref></text:span><text:span text:style-name="T117">.</text:span></text:p>
      <text:p text:style-name="P19"/>
      <text:p text:style-name="P19"/>
      <text:list text:style-name="L1">
        <text:list-item>
          <text:p text:style-name="P72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35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5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21">Aanmelden als </text:span></text:span><text:span text:style-name="Definition"><text:span text:style-name="T14">&lt;GEBRUIKER&gt;</text:span></text:span><text:span text:style-name="Definition"><text:span text:style-name="T5"><text:note text:id="ftn2" text:note-class="footnote"><text:note-citation>2</text:note-citation><text:note-body><text:p text:style-name="P43"><text:span text:style-name="User_20_Entry"><text:span text:style-name="T58">E</text:span></text:span><text:span text:style-name="User_20_Entry"><text:span text:style-name="T74">v</text:span></text:span><text:span text:style-name="User_20_Entry"><text:span text:style-name="T75">en</text:span></text:span><text:span text:style-name="User_20_Entry"><text:span text:style-name="T77">t</text:span></text:span><text:span text:style-name="User_20_Entry"><text:span text:style-name="T78">uele </text:span></text:span><text:span text:style-name="User_20_Entry"><text:span text:style-name="T79">extra </text:span></text:span><text:span text:style-name="Definition"><text:span text:style-name="T211">gebruiker</text:span></text:span><text:span text:style-name="User_20_Entry"><text:span text:style-name="T69">s</text:span></text:span><text:span text:style-name="User_20_Entry"><text:span text:style-name="T79"> aanmelden </text:span></text:span><text:span text:style-name="User_20_Entry"><text:span text:style-name="T80">en dezelfde stappen uitvoeren</text:span></text:span><text:span text:style-name="User_20_Entry"><text:span text:style-name="T76">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55"><draw:control text:anchor-type="as-char" draw:z-index="15" draw:name="Vorm 3" draw:style-name="gr1" draw:text-style-name="P7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23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56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2">V</text:span><text:span text:style-name="Strong_20_Emphasis"><text:span text:style-name="T25">olg </text:span></text:span><text:span text:style-name="Strong_20_Emphasis"><text:span text:style-name="T2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55"><draw:control text:anchor-type="as-char" draw:z-index="16" draw:name="Vorm 4" draw:style-name="gr1" draw:text-style-name="P7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55"><draw:control text:anchor-type="as-char" draw:z-index="17" draw:name="Vorm 5" draw:style-name="gr1" draw:text-style-name="P76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56">Typ: </text:span></text:span><text:span text:style-name="User_20_Entry"><text:span text:style-name="T9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23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23"/></text:span></text:p>
          </table:table-cell>
          <table:table-cell table:style-name="_31_._5f_Installatie_5f_voorbereiden.D7" office:value-type="string">
            <text:p text:style-name="P60"><text:span text:style-name="Strong_20_Emphasis"><text:span text:style-name="T26">Kie</text:span></text:span><text:span text:style-name="Strong_20_Emphasis"><text:span text:style-name="T31">s</text:span></text:span><text:span text:style-name="Strong_20_Emphasis"><text:span text:style-name="T26"> </text:span></text:span><text:span text:style-name="Strong_20_Emphasis"><text:span text:style-name="T46">1</text:span></text:span><text:span text:style-name="Strong_20_Emphasis"><text:span text:style-name="T41"> Installatie voorbereiden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2">V</text:span><text:span text:style-name="Strong_20_Emphasis"><text:span text:style-name="T25">olg </text:span></text:span><text:span text:style-name="Strong_20_Emphasis"><text:span text:style-name="T2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26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30">Start de computer op vanaf</text:span><text:span text:style-name="T130"><text:note text:id="ftn3" text:note-class="footnote"><text:note-citation>1</text:note-citation><text:note-body><text:p text:style-name="P68"><text:span text:style-name="T84">B</text:span><text:span text:style-name="T85">ootmenu/</text:span><text:span text:style-name="T84">S</text:span><text:span text:style-name="T85">etup</text:span><text:span text:style-name="T83"> via </text:span><text:span text:style-name="T81">é</text:span><text:span text:style-name="T82">é</text:span><text:span text:style-name="T84">n van de </text:span><text:span text:style-name="Definition"><text:span text:style-name="T86">Veelgebruikte toetsen: </text:span></text:span><text:span text:style-name="Toets-voetnoot"><text:span text:style-name="T198">Esc</text:span></text:span><text:span text:style-name="User_20_Entry"><text:span text:style-name="T197">, </text:span></text:span><text:span text:style-name="Toets-voetnoot"><text:span text:style-name="T198">Delete</text:span></text:span><text:span text:style-name="User_20_Entry"><text:span text:style-name="T197">, </text:span></text:span><text:span text:style-name="Toets-voetnoot"><text:span text:style-name="T198">F1</text:span></text:span><text:span text:style-name="User_20_Entry"><text:span text:style-name="T197">, </text:span></text:span><text:span text:style-name="Toets-voetnoot"><text:span text:style-name="T198">F2</text:span></text:span><text:span text:style-name="User_20_Entry"><text:span text:style-name="T197">, </text:span></text:span><text:span text:style-name="Toets-voetnoot"><text:span text:style-name="T198">F9</text:span></text:span><text:span text:style-name="User_20_Entry"><text:span text:style-name="T197">, </text:span></text:span><text:span text:style-name="Toets-voetnoot"><text:span text:style-name="T198">F10</text:span></text:span><text:span text:style-name="User_20_Entry"><text:span text:style-name="T197">, </text:span></text:span><text:span text:style-name="Toets-voetnoot"><text:span text:style-name="T198">F11</text:span></text:span><text:span text:style-name="User_20_Entry"><text:span text:style-name="T197">, of </text:span></text:span><text:span text:style-name="Toets-voetnoot"><text:span text:style-name="T198">F12</text:span></text:span></text:p></text:note-body></text:note></text:span><text:span text:style-name="T130"> </text:span><text:span text:style-name="T133">een </text:span><text:span text:style-name="Strong_20_Emphasis"><text:span text:style-name="T113"><text:user-field-get text:name="Distro">Ubuntu</text:user-field-get></text:span></text:span><text:span text:style-name="T129"><text:s/></text:span><text:span text:style-name="T114"><text:user-field-get text:name="Version">24.04 LTS</text:user-field-get></text:span><text:span text:style-name="T114"><text:s/></text:span><text:span text:style-name="Strong_20_Emphasis"><text:span text:style-name="T115">Server</text:span></text:span><text:span text:style-name="Strong_20_Emphasis"><text:span text:style-name="T50"> </text:span></text:span><text:span text:style-name="T51">Live</text:span><text:span text:style-name="T51"><text:note text:id="ftn4" text:note-class="footnote"><text:note-citation>2</text:note-citation><text:note-body><text:p text:style-name="P57"><text:span text:style-name="T179">Vanaf een </text:span><text:span text:style-name="T213">L</text:span><text:span text:style-name="T179">ive </text:span><text:span text:style-name="T214">USB</text:span><text:span text:style-name="T182">-stick</text:span><text:span text:style-name="T11"> </text:span><text:span text:style-name="T179">kunt u opstarten en </text:span><text:span text:style-name="T9">met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9">werken zonder enige bestanden op de harde schijf te wijzigen en maakt ook installatie van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9">mogelijk.</text:span></text:p></text:note-body></text:note></text:span><text:span text:style-name="T51"> </text:span><text:span text:style-name="T54">USB</text:span><text:span text:style-name="T52">-stick</text:span><text:span text:style-name="T52"><text:note text:id="ftn5" text:note-class="footnote"><text:note-citation>3</text:note-citation><text:note-body><text:p text:style-name="P61"><text:span text:style-name="Strong_20_Emphasis"><text:span text:style-name="T68">Maak een opstartbare USB-stick</text:span></text:span><text:span text:style-name="Strong_20_Emphasis"><text:span text:style-name="T64">:<text:line-break/></text:span></text:span><text:span text:style-name="Strong_20_Emphasis"><text:span text:style-name="T59">Download </text:span></text:span><text:span text:style-name="Strong_20_Emphasis"><text:span text:style-name="T60">een </text:span></text:span><text:span text:style-name="Strong_20_Emphasis"><text:span text:style-name="T71"><text:user-field-get text:name="Distro">Ubuntu</text:user-field-get></text:span></text:span><text:span text:style-name="Strong_20_Emphasis"><text:span text:style-name="T71"><text:s/></text:span></text:span><text:span text:style-name="Strong_20_Emphasis"><text:span text:style-name="T72">Server </text:span></text:span><text:span text:style-name="Strong_20_Emphasis"><text:span text:style-name="T71"><text:user-field-get text:name="Version">24.04 LTS</text:user-field-get></text:span></text:span><text:span text:style-name="Strong_20_Emphasis"><text:span text:style-name="T73"><text:s/></text:span></text:span><text:span text:style-name="Strong_20_Emphasis"><text:span text:style-name="T65">CD</text:span></text:span><text:span text:style-name="Strong_20_Emphasis"><text:span text:style-name="T67">-beeldbestand</text:span></text:span><text:span text:style-name="Strong_20_Emphasis"><text:span text:style-name="T61"> </text:span></text:span><text:span text:style-name="Strong_20_Emphasis"><text:span text:style-name="T62">(.iso) </text:span></text:span><text:span text:style-name="Strong_20_Emphasis"><text:span text:style-name="T61">vanaf </text:span></text:span><text:a xlink:type="simple" xlink:href="https://ubuntu.com/download" text:style-name="Internet_20_link" text:visited-style-name="Visited_20_Internet_20_Link"><text:span text:style-name="Strong_20_Emphasis"><text:span text:style-name="T181">ubuntu.com/download</text:span></text:span></text:a><text:span text:style-name="Strong_20_Emphasis"><text:span text:style-name="T61">.</text:span></text:span><text:span text:style-name="Strong_20_Emphasis"><text:span text:style-name="T63"><text:line-break/>De </text:span></text:span><text:span text:style-name="Strong_20_Emphasis"><text:span text:style-name="T66">ver</text:span></text:span><text:span text:style-name="Strong_20_Emphasis"><text:span text:style-name="T63">volgstappen staan beschreven in </text:span></text:span><text:span text:style-name="Strong_20_Emphasis"><text:span text:style-name="T70">Linux informatie</text:span></text:span><text:span text:style-name="Strong_20_Emphasis"><text:span text:style-name="T63">, te vinden op </text:span></text:span><text:a xlink:type="simple" xlink:href="https://karelzimmer.nl/" text:style-name="Internet_20_link" text:visited-style-name="Visited_20_Internet_20_Link"><text:span text:style-name="Strong_20_Emphasis"><text:span text:style-name="T180">karelzimmer.nl</text:span></text:span></text:a><text:span text:style-name="Strong_20_Emphasis"><text:span text:style-name="T63">, onder </text:span></text:span><text:span text:style-name="Strong_20_Emphasis"><text:span text:style-name="T70">Linux</text:span></text:span><text:span text:style-name="Strong_20_Emphasis"><text:span text:style-name="T63">.</text:span></text:span></text:p></text:note-body></text:note></text:span><text:span text:style-name="T53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23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31">Selecteer</text:span></text:span><text:span text:style-name="Strong_20_Emphasis"><text:span text:style-name="T19"> </text:span></text:span><text:span text:style-name="Strong_20_Emphasis"><text:span text:style-name="T42">Try or Install Ubuntu </text:span></text:span><text:span text:style-name="Strong_20_Emphasis"><text:span text:style-name="T43">Server</text:span></text:span><text:span text:style-name="Strong_20_Emphasis"><text:span text:style-name="T17"> </text:span></text:span><text:span text:style-name="Strong_20_Emphasis"><text:span text:style-name="T20">en druk op </text:span></text:span><text:span text:style-name="Strong_20_Emphasis"><text:span text:style-name="T33">de </text:span></text:span><text:span text:style-name="Toets"><text:span text:style-name="T93">Enter</text:span></text:span><text:span text:style-name="Strong_20_Emphasis"><text:span text:style-name="T24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05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7" draw:name="Vorm 6" draw:style-name="gr1" draw:text-style-name="P7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6"><text:span text:style-name="T131">Kies</text:span><text:span text:style-name="T132"> </text:span><text:span text:style-name="T134">Nederlands</text:span><text:span text:style-name="Strong_20_Emphasis"><text:span text:style-name="T24"> </text:span></text:span><text:span text:style-name="Strong_20_Emphasis"><text:span text:style-name="T34">en druk op </text:span></text:span><text:span text:style-name="Strong_20_Emphasis"><text:span text:style-name="T33">de </text:span></text:span><text:span text:style-name="Toets"><text:span text:style-name="T94">Enter</text:span></text:span><text:span text:style-name="Strong_20_Emphasis"><text:span text:style-name="T24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23"><draw:control text:anchor-type="as-char" draw:z-index="6" draw:name="Vorm 1" draw:style-name="gr1" draw:text-style-name="P76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1"><text:span text:style-name="T152">Bij</text:span><text:span text:style-name="T144"> </text:span><text:span text:style-name="Strong_20_Emphasis"><text:span text:style-name="T155">Profile </text:span></text:span><text:span text:style-name="Strong_20_Emphasis"><text:span text:style-name="T156">configuration</text:span></text:span><text:span text:style-name="Strong_20_Emphasis"><text:span text:style-name="T157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2"><text:span text:style-name="T149">V</text:span><text:span text:style-name="T145">ul </text:span><text:span text:style-name="T146">in </text:span><text:span text:style-name="Strong_20_Emphasis"><text:span text:style-name="T150">Your</text:span></text:span><text:span text:style-name="Strong_20_Emphasis"><text:span text:style-name="T147"> n</text:span></text:span><text:span text:style-name="Strong_20_Emphasis"><text:span text:style-name="T148">a</text:span></text:span><text:span text:style-name="Strong_20_Emphasis"><text:span text:style-name="T150">me</text:span></text:span><text:span text:style-name="Strong_20_Emphasis"><text:span text:style-name="T137"> </text:span></text:span><text:span text:style-name="Definition"><text:span text:style-name="T218">&lt;GEBRUIKER&gt;</text:span></text:span><text:span text:style-name="Strong_20_Emphasis"><text:span text:style-name="T138">, <text:line-break/></text:span></text:span><text:span text:style-name="Strong_20_Emphasis"><text:span text:style-name="T150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Definition"><text:span text:style-name="T6"> &lt;</text:span></text:span><text:span text:style-name="Definition"><text:span text:style-name="T7">comp</text:span></text:span><text:span text:style-name="Definition"><text:span text:style-name="T8">uternaam&gt;</text:span></text:span><text:span text:style-name="Strong_20_Emphasis"><text:span text:style-name="T137">,<text:line-break/></text:span></text:span><text:span text:style-name="Strong_20_Emphasis"><text:span text:style-name="T151">Pick a username</text:span></text:span><text:span text:style-name="Strong_20_Emphasis"><text:span text:style-name="T137"> &lt;</text:span></text:span><text:span text:style-name="Definition"><text:span text:style-name="T8">gebruikersnaam&gt;</text:span></text:span><text:span text:style-name="Strong_20_Emphasis"><text:span text:style-name="T137">,<text:line-break/></text:span></text:span><text:span text:style-name="Strong_20_Emphasis"><text:span text:style-name="T139">g</text:span></text:span><text:span text:style-name="Strong_20_Emphasis"><text:span text:style-name="T136">eef tweemaal een </text:span></text:span><text:span text:style-name="Strong_20_Emphasis"><text:span text:style-name="T143">wachtwoord</text:span></text:span><text:span text:style-name="Strong_20_Emphasis"><text:span text:style-name="T140"> </text:span></text:span><text:span text:style-name="Strong_20_Emphasis"><text:span text:style-name="T141">en druk op </text:span></text:span><text:span text:style-name="Strong_20_Emphasis"><text:span text:style-name="T142">de </text:span></text:span><text:span text:style-name="Toets"><text:span text:style-name="T158">Enter</text:span></text:span><text:span text:style-name="Strong_20_Emphasis"><text:span text:style-name="T140">-toets.</text:span></text:span></text:p>
          </table:table-cell>
        </table:table-row>
      </table:table>
      <text:p text:style-name="P33"><text:span text:style-name="Strong_20_Emphasis"><text:span text:style-name="T37"/></text:span></text:p>
      <text:list text:continue-numbering="true" text:style-name="L1">
        <text:list-item>
          <text:p text:style-name="P70"><text:span text:style-name="Strong_20_Emphasis"><text:span text:style-name="T44">Installatie </text:span></text:span><text:span text:style-name="Strong_20_Emphasis"><text:span text:style-name="T45">afronden</text:span></text:span></text:p>
        </text:list-item>
      </text:list>
      <text:p text:style-name="P34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18">Aanmelden als </text:span></text:span><text:span text:style-name="Definition"><text:span text:style-name="T15">&lt;GEBRUIKER&gt;</text:span></text:span><text:span text:style-name="Strong_20_Emphasis"><text:span text:style-name="T18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38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55"><draw:control text:anchor-type="as-char" draw:z-index="18" draw:name="Vorm4" draw:style-name="gr1" draw:text-style-name="P7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56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2">V</text:span><text:span text:style-name="Strong_20_Emphasis"><text:span text:style-name="T25">olg </text:span></text:span><text:span text:style-name="Strong_20_Emphasis"><text:span text:style-name="T2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55"><draw:control text:anchor-type="as-char" draw:z-index="19" draw:name="Vorm 7" draw:style-name="gr1" draw:text-style-name="P76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56">Typ: </text:span></text:span><text:span text:style-name="User_20_Entry"><text:span text:style-name="T91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23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26">Kie</text:span></text:span><text:span text:style-name="Strong_20_Emphasis"><text:span text:style-name="T32">s</text:span></text:span><text:span text:style-name="Strong_20_Emphasis"><text:span text:style-name="T27"> </text:span></text:span><text:span text:style-name="Strong_20_Emphasis"><text:span text:style-name="T47">3</text:span></text:span><text:span text:style-name="Strong_20_Emphasis"><text:span text:style-name="T40"> Installatie afronden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2">V</text:span><text:span text:style-name="Strong_20_Emphasis"><text:span text:style-name="T25">olg </text:span></text:span><text:span text:style-name="Strong_20_Emphasis"><text:span text:style-name="T26">de aanwijzingen op het scherm.</text:span></text:span></text:p>
          </table:table-cell>
        </table:table-row>
      </table:table>
      <text:p text:style-name="P34"><text:span text:style-name="Strong_20_Emphasis"><text:span text:style-name="T18"><text:tab/></text:span></text:span></text:p>
      <text:p text:style-name="P35"><text:span text:style-name="Strong_20_Emphasis"><text:span text:style-name="T28"/></text:span></text:p>
      <text:p text:style-name="P36"><text:span text:style-name="Strong_20_Emphasis"><text:span text:style-name="T26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36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36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7"><text:span text:style-name="Strong_20_Emphasis"><text:span text:style-name="T18">Aanmelden als </text:span></text:span><text:span text:style-name="Definition"><text:span text:style-name="T15">&lt;GEBRUIKER&gt;</text:span></text:span><text:span text:style-name="Strong_20_Emphasis"><text:span text:style-name="T29"><text:note text:id="ftn6" text:note-class="footnote"><text:note-citation>1</text:note-citation><text:note-body><text:p text:style-name="P44"><text:span text:style-name="User_20_Entry"><text:span text:style-name="T88">E</text:span></text:span><text:span text:style-name="User_20_Entry"><text:span text:style-name="T90">ventuele extra </text:span></text:span><text:span text:style-name="Definition"><text:span text:style-name="T212">gebruiker</text:span></text:span><text:span text:style-name="User_20_Entry"><text:span text:style-name="T89">s</text:span></text:span><text:span text:style-name="User_20_Entry"><text:span text:style-name="T90"> aanmelden en dezelfde stappen uitvoeren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55"><draw:control text:anchor-type="as-char" draw:z-index="20" draw:name="Vorm 8" draw:style-name="gr1" draw:text-style-name="P76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55"><draw:control text:anchor-type="as-char" draw:z-index="21" draw:name="Vorm 9" draw:style-name="gr1" draw:text-style-name="P76" svg:width="0.35cm" svg:height="0.35cm" draw:control="control20"/></text:span></text:span></text:p>
          </table:table-cell>
          <table:table-cell table:style-name="Tabel2.D3" office:value-type="string">
            <text:p text:style-name="P59"><text:span text:style-name="Strong_20_Emphasis"><text:span text:style-name="T56">Typ: </text:span>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26">Kie</text:span></text:span><text:span text:style-name="Strong_20_Emphasis"><text:span text:style-name="T32">s</text:span></text:span><text:span text:style-name="Strong_20_Emphasis"><text:span text:style-name="T27"> </text:span></text:span><text:span text:style-name="Strong_20_Emphasis"><text:span text:style-name="T48">4</text:span></text:span><text:span text:style-name="Strong_20_Emphasis"><text:span text:style-name="T39"> Gebruiker inrichten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25">olg </text:span></text:span><text:span text:style-name="Strong_20_Emphasis"><text:span text:style-name="T26">de aanwijzingen op het scherm.</text:span></text:span></text:p>
          </table:table-cell>
        </table:table-row>
      </table:table>
      <text:p text:style-name="P13"><text:span text:style-name="Strong_20_Emphasis"><text:span text:style-name="T30"/></text:span></text:p>
      <text:p text:style-name="P30"/>
      <text:p text:style-name="P31"><text:span text:style-name="T95">E</text:span><text:span text:style-name="T96">inde c</text:span><text:span text:style-name="T97">hecklist, </text:span><text:span text:style-name="T98">d</text:span><text:span text:style-name="T97">e installatie van </text:span><text:span text:style-name="Strong_20_Emphasis"><text:span text:style-name="T111"><text:user-field-get text:name="Distro">Ubuntu</text:user-field-get></text:span></text:span><text:span text:style-name="T99"><text:s/></text:span><text:span text:style-name="T100"><text:user-field-get text:name="Version">24.04 LTS</text:user-field-get></text:span><text:span text:style-name="T100"><text:s/></text:span><text:span text:style-name="Strong_20_Emphasis"><text:span text:style-name="T112">Server</text:span></text:span><text:span text:style-name="Strong_20_Emphasis"><text:span text:style-name="T49"> </text:span></text:span><text:span text:style-name="T97">is voltooid.</text:span></text:p>
      <text:p text:style-name="P8"/>
      <text:list text:style-name="L2">
        <text:list-header>
          <text:p text:style-name="P74"><text:span text:style-name="Emphasis"><text:span text:style-name="T20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1">Karel Zimmer</text:span></text:span></text:a><text:span text:style-name="Emphasis"><text:span text:style-name="T202">.</text:span></text:span></text:p>
          <text:p text:style-name="P75"><text:span text:style-name="Emphasis"><text:span text:style-name="T204">Licentie </text:span></text:span><text:span text:style-name="Emphasis"><text:span text:style-name="T202">C</text:span></text:span><text:span text:style-name="Emphasis"><text:span text:style-name="T203">C0</text:span></text:span><text:span text:style-name="Emphasis"><text:span text:style-name="T202"> 1.0 </text:span></text:span><text:span text:style-name="Emphasis"><text:span text:style-name="T19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9"><text:s/></text:span></text:span><text:span text:style-name="Emphasis"><text:span text:style-name="T19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1-02T15:51:56.309492569">02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5:51:56.151578663</dc:date>
    <meta:keyword>Installatie</meta:keyword>
    <meta:keyword>Checklist</meta:keyword>
    <meta:keyword>Linux</meta:keyword>
    <meta:editing-cycles>6902</meta:editing-cycles>
    <meta:editing-duration>P12DT7H45M4S</meta:editing-duration>
    <dc:creator>Karel Zimmer</dc:creator>
    <meta:document-statistic meta:table-count="4" meta:image-count="2" meta:object-count="0" meta:page-count="4" meta:paragraph-count="63" meta:word-count="363" meta:character-count="2502" meta:non-whitespace-character-count="2170"/>
    <meta:user-defined meta:name="Info 1"/>
    <meta:user-defined meta:name="Info 2"/>
    <meta:user-defined meta:name="Info 3"/>
    <meta:user-defined meta:name="Info 4"/>
  </office:meta>
</office:document-meta>
</file>